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fo:margin-left="0cm" fo:margin-right="0.635cm" fo:text-align="end" style:justify-single-word="false" fo:orphans="4" fo:widows="4" fo:text-indent="0cm" style:auto-text-indent="false" style:page-number="auto" fo:keep-with-next="always" style:writing-mode="lr-tb"/>
    </style:style>
    <style:style style:name="P2" style:family="paragraph" style:parent-style-name="akapit_20_podstawowy" style:master-page-name="">
      <style:paragraph-properties fo:orphans="4" fo:widows="4" style:page-number="auto" fo:background-color="transparent" style:shadow="none" style:writing-mode="lr-tb">
        <style:background-image/>
      </style:paragraph-properties>
    </style:style>
    <style:style style:name="P3" style:family="paragraph" style:parent-style-name="akapit_20_podstawowy">
      <style:paragraph-properties fo:orphans="4" fo:widows="4" fo:background-color="transparent" style:shadow="none" style:writing-mode="lr-tb">
        <style:background-image/>
      </style:paragraph-properties>
    </style:style>
    <style:style style:name="P4" style:family="paragraph" style:parent-style-name="akapit_20_podstawowy">
      <style:paragraph-properties fo:orphans="4" fo:widows="4" style:writing-mode="lr-tb"/>
    </style:style>
    <style:style style:name="P5" style:family="paragraph" style:parent-style-name="Quotations">
      <style:paragraph-properties fo:orphans="4" fo:widows="4" style:writing-mode="lr-tb"/>
      <style:text-properties fo:font-style="italic" style:font-style-asian="italic" style:font-style-complex="italic"/>
    </style:style>
    <style:style style:name="P6" style:family="paragraph" style:parent-style-name="Quotations">
      <style:paragraph-properties fo:orphans="4" fo:widows="4" style:writing-mode="lr-tb"/>
    </style:style>
    <style:style style:name="P7" style:family="paragraph" style:parent-style-name="Heading_20_1" style:master-page-name="">
      <style:paragraph-properties fo:text-align="center" style:justify-single-word="false" fo:orphans="4" fo:widows="4" style:page-number="auto" style:writing-mode="lr-tb"/>
      <style:text-properties fo:font-size="22pt" style:font-size-asian="22pt" style:font-size-complex="22pt"/>
    </style:style>
    <style:style style:name="P8" style:family="paragraph" style:parent-style-name="Heading_20_2">
      <style:paragraph-properties fo:orphans="4" fo:widows="4" style:writing-mode="lr-tb"/>
      <style:text-properties fo:font-size="18pt" style:font-size-asian="18pt" style:font-size-complex="18pt"/>
    </style:style>
    <style:style style:name="P9" style:family="paragraph" style:parent-style-name="akapit_20_podstawowy">
      <style:paragraph-properties fo:orphans="4" fo:widows="4" fo:background-color="transparent" style:shadow="none" style:writing-mode="lr-tb">
        <style:background-image/>
      </style:paragraph-properties>
    </style:style>
    <style:style style:name="P10" style:family="paragraph" style:parent-style-name="akapit_20_podstawowy">
      <style:paragraph-properties fo:orphans="4" fo:widows="4" style:writing-mode="lr-tb"/>
    </style:style>
    <style:style style:name="P11" style:family="paragraph" style:parent-style-name="Quotations">
      <style:paragraph-properties fo:orphans="4" fo:widows="4" style:writing-mode="lr-tb"/>
      <style:text-properties fo:font-size="11pt" style:font-size-asian="11pt" style:font-size-complex="11pt"/>
    </style:style>
    <style:style style:name="P12" style:family="paragraph" style:parent-style-name="Quotations">
      <style:paragraph-properties fo:orphans="4" fo:widows="4" style:writing-mode="lr-tb"/>
      <style:text-properties fo:font-size="11pt" fo:font-style="italic" style:font-size-asian="11pt" style:font-style-asian="italic" style:font-size-complex="11pt" style:font-style-complex="italic"/>
    </style:style>
    <style:style style:name="P13" style:family="paragraph" style:parent-style-name="Quotations">
      <style:paragraph-properties loext:contextual-spacing="false" fo:margin-top="0cm" fo:margin-bottom="0cm" fo:orphans="4" fo:widows="4" style:writing-mode="lr-tb"/>
      <style:text-properties fo:font-size="11pt" style:font-size-asian="11pt" style:font-size-complex="11pt"/>
    </style:style>
    <style:style style:name="P14" style:family="paragraph" style:parent-style-name="Quotations" style:master-page-name="">
      <style:paragraph-properties loext:contextual-spacing="false" fo:margin-top="0cm" fo:margin-bottom="0cm" fo:orphans="4" fo:widows="4" style:page-number="auto" style:writing-mode="lr-tb"/>
      <style:text-properties fo:font-size="11pt" style:font-size-asian="11pt" style:font-size-complex="11pt"/>
    </style:style>
    <style:style style:name="P15" style:family="paragraph" style:parent-style-name="Contents_20_1">
      <style:paragraph-properties>
        <style:tab-stops>
          <style:tab-stop style:position="17.801cm" style:type="right" style:leader-style="dotted" style:leader-text="."/>
        </style:tab-stops>
      </style:paragraph-properties>
    </style:style>
    <style:style style:name="P16" style:family="paragraph" style:parent-style-name="Contents_20_2">
      <style:paragraph-properties>
        <style:tab-stops>
          <style:tab-stop style:position="17.801cm" style:type="right" style:leader-style="dotted" style:leader-text="."/>
        </style:tab-stops>
      </style:paragraph-properties>
    </style:style>
    <style:style style:name="P17" style:family="paragraph" style:parent-style-name="Text_20_body">
      <style:paragraph-properties fo:orphans="4" fo:widows="4" style:writing-mode="lr-tb"/>
    </style:style>
    <style:style style:name="P18" style:family="paragraph" style:parent-style-name="Text_20_body">
      <style:paragraph-properties fo:orphans="4" fo:widows="4" style:writing-mode="lr-tb"/>
      <style:text-properties fo:font-size="18pt" style:font-size-asian="18pt" style:font-size-complex="18pt"/>
    </style:style>
    <style:style style:name="P19" style:family="paragraph" style:parent-style-name="Text_20_body">
      <style:paragraph-properties fo:text-align="center" style:justify-single-word="false" fo:orphans="4" fo:widows="4" style:writing-mode="lr-tb"/>
    </style:style>
    <style:style style:name="T1" style:family="text">
      <style:text-properties fo:font-size="10.5pt" style:font-size-asian="10.5pt" style:font-size-complex="10.5pt"/>
    </style:style>
    <style:style style:name="T2" style:family="text">
      <style:text-properties fo:font-size="22pt" style:font-size-asian="22pt" style:font-size-complex="22p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bookmark-start text:name="__RefHeading___Toc156_2463199143"/>KORDIAN<text:bookmark-end text:name="__RefHeading___Toc156_2463199143"/></text:h>
      <text:p text:style-name="P19"><text:span text:style-name="T2"/></text:p>
      <text:h text:style-name="P8" text:outline-level="2"><text:bookmark-start text:name="__RefHeading___Toc158_2463199143"/>WSTĘP<text:bookmark-end text:name="__RefHeading___Toc158_2463199143"/></text:h>
      <text:p text:style-name="P18"/>
      <text:p text:style-name="P2"><text:span text:style-name="akapity_20_z_20_tekstem">"Kordian " został napisany w 1833 roku w Szwajcarii, wydany zaś anonimowo w Paryżu w 1834 r. W podtytule autor umieścił informacje : spisek koronacyjny, pierwsza część trylogii. Wypadki będące tłem wydarzeń w "Kordianie " rozegrały się w Warszawie w nocy z 24 na 25 maja 1829 roku, kiedy to do stolicy przybył następca cara Aleksandra, młodszy brat Konstantego Mikołaj, aby koronować się na króla Polski.</text:span></text:p>
      <text:p text:style-name="P3">Spiskowcy działali w porozumieniu z wpływowymi osobistościami ówczesnego życia politycznego, wśród których główną rolę odgrywał Julian Ursyn Niemcewicz. Ludzie ci w ostatniej chwili, obawiając się konsekwencji, odmówili udziału w spisku .</text:p>
      <text:p text:style-name="P3"/>
      <text:h text:style-name="P8" text:outline-level="2"><text:bookmark-start text:name="__RefHeading___Toc160_2463199143"/>KRYTYKA WODZÓW POWSTANIA LISTOPADOWEGO W "PRZYGOTOWANIU"<text:bookmark-end text:name="__RefHeading___Toc160_2463199143"/></text:h>
      <text:p text:style-name="P17"/>
      <text:p text:style-name="P4">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P4"/>
      <text:p text:style-name="P4">Żaden z nich nie nadaje się na przywódcę powstania. Generał Józef Chłopicki ma "sprzeczne z naturą nazwisko", a więc nie ma zamiaru szukać pomocy wśród chłopów, jest za stary na przywódcę, nieudolny w działaniu. Z atramentu zaczerpniętego z kałamarza Talleyranda, który niestety blednie, rodzi się książę Adam Czartoryski. Jego dyplomatyczne zabiegi o uzyskanie poparcia dla powstania na zachodzie okazały się bezowocne. Jest to jedyna postać, dla której poeta znalazł słowa uznania "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mu konserwatyzm, który jest tym bardziej zgubny, że autor "Śpiewów historycznych" cieszył się dużym autorytetem w społeczeństwie.</text:p>
      <text:p text:style-name="P4"><text:soft-page-break/>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P4"/>
      <text:p text:style-name="P12">"On z krwi na wierzch wypłynie - to zdrajca!<text:line-break/>A gdy zabrzmi nad miastem dział huk,<text:line-break/>On rycerzy ginących porzuci<text:line-break/>Z arki kraju wyleci jak kruk,<text:line-break/>Strząśnie skrzydła, do arki nie wróci...<text:line-break/>Kraj przedany on wyda pod miecz".</text:p>
      <text:p text:style-name="P5"><text:span text:style-name="T1"/></text:p>
      <text:h text:style-name="P8" text:outline-level="2"><text:bookmark-start text:name="__RefHeading___Toc162_2463199143"/><text:span text:style-name="nagłówki_5f_styl1">KRYTYKA IDEI SZLACHECKIEGO REWOLUCJONIZMU W "KORDIANIE"</text:span><text:bookmark-end text:name="__RefHeading___Toc162_2463199143"/></text:h>
      <text:p text:style-name="P17"/>
      <text:p text:style-name="P4">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P4"/>
      <text:p text:style-name="P11"><text:s/>"Boże zdejm z mego serca jaskółczy niepokój,<text:line-break/>Daj życiu duszę i cel duszy wyprorokuj...".</text:p>
      <text:p text:style-name="P6"/>
      <text:p text:style-name="P4">Stary sługa Grzegorz, dawny żołnierz napoleoński, opowiada chłopcu najpierw żartobliwą bajkę o Janku co "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P4"><text:soft-page-break/>Pierwszym etapem jego podróży jest Londyn .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P4"/>
      <text:p text:style-name="P14"><text:span text:style-name="cytaty_5f_styl">„Zachowanie się Wioletty powoduje, że Kordian przestaje wierzyć w romantyczną, wyidealizowaną miłość. Okazuje się bowiem,</text:span></text:p>
      <text:p text:style-name="P13"><text:span text:style-name="cytaty_5f_styl"><text:s/>że uczucie kobiety można także kupić.”</text:span></text:p>
      <text:p text:style-name="P13"/>
      <text:p text:style-name="P4">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p text:style-name="P4"/>
      <text:h text:style-name="P8" text:outline-level="2"><text:bookmark-start text:name="__RefHeading___Toc164_2463199143"/>CECHY ARTYSTYCZNE DRAMATU<text:bookmark-end text:name="__RefHeading___Toc164_2463199143"/></text:h>
      <text:p text:style-name="P4">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 czystości gatunków i rodzajów - opowiadania Grzegorza mają charakter epicki, monolog Kordiana ma charakter liryczny . W "Kordianie" mamy do czynienia z tzw. kompozycją otwartą, poszczególne sceny są ze sobą tylko luźno powiązane, najczęściej osobą głównego bohatera.</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pis treści</text:p>
          </text:index-title>
          <text:p text:style-name="P15"><text:a xlink:type="simple" xlink:href="#__RefHeading___Toc156_2463199143" text:style-name="Index_20_Link" text:visited-style-name="Index_20_Link">KORDIAN<text:tab/>1</text:a></text:p>
          <text:p text:style-name="P16"><text:a xlink:type="simple" xlink:href="#__RefHeading___Toc158_2463199143" text:style-name="Index_20_Link" text:visited-style-name="Index_20_Link">WSTĘP<text:tab/>1</text:a></text:p>
          <text:p text:style-name="P16"><text:a xlink:type="simple" xlink:href="#__RefHeading___Toc160_2463199143" text:style-name="Index_20_Link" text:visited-style-name="Index_20_Link">KRYTYKA WODZÓW POWSTANIA LISTOPADOWEGO W "PRZYGOTOWANIU"<text:tab/>1</text:a></text:p>
          <text:p text:style-name="P16"><text:a xlink:type="simple" xlink:href="#__RefHeading___Toc162_2463199143" text:style-name="Index_20_Link" text:visited-style-name="Index_20_Link">KRYTYKA IDEI SZLACHECKIEGO REWOLUCJONIZMU W "KORDIANIE"<text:tab/>2</text:a></text:p>
          <text:p text:style-name="P16"><text:a xlink:type="simple" xlink:href="#__RefHeading___Toc164_2463199143" text:style-name="Index_20_Link" text:visited-style-name="Index_20_Link">CECHY ARTYSTYCZNE DRAMATU<text:tab/>3</text:a></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Tahoma"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writing-mode="lr-tb"/>
      <style:text-properties fo:font-size="13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cm" fo:margin-bottom="0.199cm" fo:background-color="transparent" style:writing-mode="lr-tb">
        <style:background-image/>
      </style:paragraph-properties>
      <style:text-properties fo:font-size="120%" fo:font-weight="bold" style:font-size-asian="115%" style:font-weight-asian="bold" style:font-size-complex="115%" style:font-weight-complex="bold"/>
    </style:style>
    <style:style style:name="akapit_20_podstawowy" style:display-name="akapit podstawowy" style:family="paragraph" style:parent-style-name="Standard" style:master-page-name="">
      <style:paragraph-properties loext:contextual-spacing="false" fo:margin-left="0cm" fo:margin-right="0cm" fo:margin-top="0.199cm" fo:margin-bottom="0.199cm" fo:line-height="115%" fo:text-indent="1.499cm" style:auto-text-indent="false" style:page-number="auto" style:writing-mode="lr-tb">
        <style:tab-stops/>
      </style:paragraph-properties>
      <style:text-properties fo:font-size="14pt"/>
    </style:style>
    <style:style style:name="Quotations" style:family="paragraph" style:parent-style-name="Standard" style:class="html" style:master-page-name="">
      <style:paragraph-properties loext:contextual-spacing="false" fo:margin-left="3cm" fo:margin-right="3cm" fo:margin-top="0.101cm" fo:margin-bottom="0.101cm" fo:text-indent="0cm" style:auto-text-indent="false" style:page-number="auto" fo:background-color="transparent" style:shadow="none" style:writing-mode="lr-tb">
        <style:tab-stops/>
        <style:background-image/>
      </style:paragraph-properties>
      <style:text-properties fo:font-size="10.5pt" fo:font-style="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8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02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ytaty_5f_styl" style:display-name="cytaty_styl" style:family="text">
      <style:text-properties style:use-window-font-color="true" style:font-name="Times New Roman" fo:font-size="11pt" fo:language="pl" fo:country="PL" fo:font-style="italic" style:font-name-asian="Times New Roman" style:font-size-asian="11pt" style:font-name-complex="Times New Roman" style:font-size-complex="11pt" style:language-complex="ar" style:country-complex="SA"/>
    </style:style>
    <style:style style:name="nagłówki_5f_styl1" style:display-name="nagłówki_styl1" style:family="text">
      <style:text-properties style:use-window-font-color="true" style:font-name="Liberation Sans" fo:font-size="18pt" fo:language="pl" fo:country="PL" fo:font-weight="bold" style:font-name-asian="Tahoma" style:font-size-asian="18pt" style:font-weight-asian="bold" style:font-name-complex="Mangal" style:font-size-complex="18pt" style:language-complex="ar" style:country-complex="SA" style:font-weight-complex="bold"/>
    </style:style>
    <style:style style:name="akapity_20_z_20_tekstem" style:display-name="akapity z tekstem" style:family="text">
      <style:text-properties style:use-window-font-color="true" style:font-name="Times New Roman" fo:font-size="14pt" fo:language="pl" fo:country="PL" style:font-name-asian="Times New Roman" style:font-size-asian="12pt" style:font-name-complex="Times New Roman"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cm" fo:margin-right="0.635cm" fo:text-align="end" style:justify-single-word="false" fo:orphans="4" fo:widows="4" fo:text-indent="0cm" style:auto-text-indent="false" style:page-number="auto" fo:keep-with-next="always" style:writing-mode="lr-tb"/>
    </style:style>
    <style:page-layout style:name="Mpm1">
      <style:page-layout-properties fo:page-width="21.001cm" fo:page-height="29.7cm" style:num-format="1" style:print-orientation="portrait" fo:margin-top="1.251cm" fo:margin-bottom="1.251cm" fo:margin-left="1.6cm" fo:margin-right="1.6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fo:background-color="transparent" style:dynamic-spacing="true">
          <style:background-image/>
        </style:header-footer-properties>
      </style:header-style>
      <style:footer-style/>
    </style:page-layout>
  </office:automatic-styles>
  <office:master-styles>
    <style:master-page style:name="Standard" style:page-layout-name="Mpm1">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ORDIAN</dc:title>
    <meta:initial-creator>lo</meta:initial-creator>
    <meta:creation-date>2005-10-28T09:32:00</meta:creation-date>
    <dc:date>2017-10-15T16:36:09.49</dc:date>
    <meta:editing-cycles>11</meta:editing-cycles>
    <meta:editing-duration>PT32M56S</meta:editing-duration>
    <meta:generator>OpenOffice/4.1.2$Win32 OpenOffice.org_project/412m3$Build-9782</meta:generator>
    <dc:creator>Patryk Lewandowski</dc:creator>
    <meta:document-statistic meta:table-count="0" meta:image-count="0" meta:object-count="0" meta:page-count="3" meta:paragraph-count="26" meta:word-count="902" meta:character-count="6506"/>
  </office:meta>
</office:document-meta>
</file>